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097in" table:align="left"/>
    </style:style>
    <style:style style:name="Table1.A" style:family="table-column">
      <style:table-column-properties style:column-width="1.4861in"/>
    </style:style>
    <style:style style:name="Table1.B" style:family="table-column">
      <style:table-column-properties style:column-width="2.72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0229in"/>
    </style:style>
    <style:style style:name="Table2.B" style:family="table-column">
      <style:table-column-properties style:column-width="1.8069in"/>
    </style:style>
    <style:style style:name="Table2.C" style:family="table-column">
      <style:table-column-properties style:column-width="3.863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ff13a" officeooo:paragraph-rsid="000ff13a"/>
    </style:style>
    <style:style style:name="P2" style:family="paragraph" style:parent-style-name="Standard">
      <style:paragraph-properties fo:margin-left="0.4925in" fo:text-indent="0in" style:auto-text-indent="false"/>
      <style:text-properties officeooo:rsid="000ff13a" officeooo:paragraph-rsid="000ff13a"/>
    </style:style>
    <style:style style:name="P3" style:family="paragraph" style:parent-style-name="Standard">
      <style:text-properties officeooo:paragraph-rsid="000ff13a"/>
    </style:style>
    <style:style style:name="P4" style:family="paragraph" style:parent-style-name="Text_20_body">
      <style:text-properties officeooo:paragraph-rsid="000ff13a"/>
    </style:style>
    <style:style style:name="P5" style:family="paragraph" style:parent-style-name="Standard">
      <style:text-properties officeooo:paragraph-rsid="00110d83"/>
    </style:style>
    <style:style style:name="P6" style:family="paragraph" style:parent-style-name="Standard">
      <style:text-properties officeooo:paragraph-rsid="00119027"/>
    </style:style>
    <style:style style:name="P7" style:family="paragraph" style:parent-style-name="Text_20_body">
      <style:text-properties officeooo:paragraph-rsid="00119027"/>
    </style:style>
    <style:style style:name="P8" style:family="paragraph" style:parent-style-name="Text_20_body">
      <style:text-properties officeooo:rsid="00119027" officeooo:paragraph-rsid="00119027"/>
    </style:style>
    <style:style style:name="P9" style:family="paragraph" style:parent-style-name="Table_20_Contents">
      <style:text-properties fo:font-weight="bold"/>
    </style:style>
    <style:style style:name="P10" style:family="paragraph" style:parent-style-name="Text_20_body">
      <style:text-properties officeooo:paragraph-rsid="00138e89"/>
    </style:style>
    <style:style style:name="P11" style:family="paragraph" style:parent-style-name="Standard">
      <style:text-properties officeooo:paragraph-rsid="0014bac0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8">
      <style:text-properties officeooo:paragraph-rsid="000ff13a"/>
    </style:style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6">
      <style:text-properties officeooo:paragraph-rsid="00119027"/>
    </style:style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>
      <style:text-properties officeooo:paragraph-rsid="00138e89"/>
    </style:style>
    <style:style style:name="P33" style:family="paragraph" style:parent-style-name="Text_20_body">
      <style:text-properties officeooo:paragraph-rsid="0014bac0"/>
    </style:style>
    <style:style style:name="T1" style:family="text">
      <style:text-properties officeooo:rsid="000ff13a"/>
    </style:style>
    <style:style style:name="T2" style:family="text">
      <style:text-properties officeooo:rsid="00110d83"/>
    </style:style>
    <style:style style:name="T3" style:family="text">
      <style:text-properties officeooo:rsid="0011902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9027" style:font-weight-asian="normal" style:font-weight-complex="normal"/>
    </style:style>
    <style:style style:name="T6" style:family="text">
      <style:text-properties fo:font-weight="normal" officeooo:rsid="00138e89" style:font-weight-asian="normal" style:font-weight-complex="normal"/>
    </style:style>
    <style:style style:name="T7" style:family="text">
      <style:text-properties fo:font-weight="normal" officeooo:rsid="0014bac0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3e2a" style:font-weight-asian="bold" style:font-weight-complex="bold"/>
    </style:style>
    <style:style style:name="T11" style:family="text">
      <style:text-properties fo:font-weight="bold" officeooo:rsid="00138e89" style:font-weight-asian="normal" style:font-weight-complex="normal"/>
    </style:style>
    <style:style style:name="T12" style:family="text">
      <style:text-properties fo:font-style="italic"/>
    </style:style>
    <style:style style:name="T13" style:family="text">
      <style:text-properties fo:font-style="italic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7"/><text:span text:style-name="T9"><text:s text:c="5"/></text:span><text:span text:style-name="T10">INHERITANCE QUIZ</text:span></text:p>
      <text:p text:style-name="P1"/>
      <text:p text:style-name="P1"/>
      <text:p text:style-name="P1">Qn : 1</text:p>
      <text:p text:style-name="Standard">class Animal {</text:p>
      <text:p text:style-name="Standard"><text:s text:c="4"/>private void eat() {</text:p>
      <text:p text:style-name="Standard"><text:s text:c="8"/>System.out.println("Animal eats!");</text:p>
      <text:p text:style-name="Standard"><text:s text:c="4"/>}</text:p>
      <text:p text:style-name="Standard">}</text:p>
      <text:p text:style-name="Standard">class Lion extends Animal {</text:p>
      <text:p text:style-name="Standard"><text:s text:c="4"/>public void eat() {</text:p>
      <text:p text:style-name="Standard"><text:s text:c="8"/>System.out.println("Lion eats!");</text:p>
      <text:p text:style-name="Standard"><text:s text:c="4"/>}</text:p>
      <text:p text:style-name="Standard">}</text:p>
      <text:p text:style-name="Standard">public class AnimalDemo {</text:p>
      <text:p text:style-name="Standard"><text:s text:c="4"/>public static void main(String[] args) {</text:p>
      <text:p text:style-name="Standard"><text:s text:c="8"/>Animal a = new Lion();</text:p>
      <text:p text:style-name="Standard"><text:s text:c="8"/>a.eat();</text:p>
      <text:p text:style-name="Standard"><text:s text:c="4"/>}</text:p>
      <text:p text:style-name="Standard">}</text:p>
      <text:p text:style-name="Standard"/>
      <text:list text:style-name="L1">
        <text:list-item>
          <text:p text:style-name="P12">In <text:span text:style-name="Source_20_Text">Animal</text:span>, <text:span text:style-name="Source_20_Text">eat()</text:span> is <text:span text:style-name="Strong_20_Emphasis">private</text:span>.</text:p>
        </text:list-item>
      </text:list>
      <text:list text:style-name="L2">
        <text:list-item>
          <text:p text:style-name="P13">Private methods are <text:span text:style-name="Strong_20_Emphasis">not inherited</text:span> and cannot be overridden.</text:p>
        </text:list-item>
      </text:list>
      <text:list text:style-name="L3">
        <text:list-item>
          <text:p text:style-name="P14">In <text:span text:style-name="Source_20_Text">Lion</text:span>, <text:span text:style-name="Source_20_Text">eat()</text:span> is a <text:span text:style-name="Strong_20_Emphasis">new method</text:span>, unrelated to <text:span text:style-name="Source_20_Text">Animal.eat()</text:span>.</text:p>
        </text:list-item>
      </text:list>
      <text:list text:style-name="L4">
        <text:list-item>
          <text:p text:style-name="P15">The reference type is <text:span text:style-name="Source_20_Text">Animal</text:span>.</text:p>
        </text:list-item>
      </text:list>
      <text:list text:style-name="L5">
        <text:list-item>
          <text:p text:style-name="P16">When calling <text:span text:style-name="Source_20_Text">a.eat()</text:span>, compiler looks at <text:span text:style-name="Source_20_Text">Animal</text:span>'s methods.</text:p>
        </text:list-item>
      </text:list>
      <text:list text:style-name="L6">
        <text:list-item>
          <text:p text:style-name="P17"><text:span text:style-name="Source_20_Text">Animal</text:span>'s <text:span text:style-name="Source_20_Text">eat()</text:span> is <text:span text:style-name="Strong_20_Emphasis">private</text:span>, so <text:span text:style-name="Strong_20_Emphasis">not visible outside Animal</text:span>.</text:p>
        </text:list-item>
      </text:list>
      <text:list text:style-name="L7">
        <text:list-item>
          <text:p text:style-name="P18">Therefore, <text:span text:style-name="Source_20_Text">a.eat()</text:span> is <text:span text:style-name="Strong_20_Emphasis">not accessible</text:span> here.</text:p>
        </text:list-item>
      </text:list>
      <text:p text:style-name="P3"><text:span text:style-name="T1">Ans : </text:span><text:span text:style-name="Strong_20_Emphasis">Compile-time error</text:span> because method <text:span text:style-name="Source_20_Text">eat()</text:span> is not visible for <text:span text:style-name="Source_20_Text">Animal.</text:span></text:p>
      <text:p text:style-name="P3"><text:span text:style-name="Source_20_Text"/></text:p>
      <text:p text:style-name="P3"><text:span text:style-name="Source_20_Text"><text:span text:style-name="T1">Qn: 2</text:span></text:span></text:p>
      <text:p text:style-name="P3"><text:span text:style-name="Source_20_Text"/></text:p>
      <text:p text:style-name="P3">class Animal {</text:p>
      <text:p text:style-name="P3"><text:s text:c="4"/>private void eat() {</text:p>
      <text:p text:style-name="P3"><text:s text:c="8"/>System.out.println("Animal eats!");</text:p>
      <text:p text:style-name="P3"><text:s text:c="4"/>}</text:p>
      <text:p text:style-name="P3">}</text:p>
      <text:p text:style-name="P3"/>
      <text:p text:style-name="P3">class Lion extends Animal {</text:p>
      <text:p text:style-name="P3"><text:s text:c="4"/>public void eat(<text:span text:style-name="T1">String x</text:span>) {</text:p>
      <text:p text:style-name="P3"><text:s text:c="8"/>System.out.println("Lion eats!" <text:span text:style-name="T1">+ x</text:span>);</text:p>
      <text:p text:style-name="P3"><text:s text:c="4"/>}</text:p>
      <text:p text:style-name="P3">}</text:p>
      <text:p text:style-name="P3"/>
      <text:p text:style-name="P3">public class AnimalDemo {</text:p>
      <text:p text:style-name="P3"><text:s text:c="4"/>public static void main(String[] args) {</text:p>
      <text:p text:style-name="P3"><text:s text:c="8"/><text:span text:style-name="T1">Lion </text:span>a = new Lion(); <text:s/>// <text:span text:style-name="T1">reference Type is Subclass</text:span></text:p>
      <text:p text:style-name="P3"><text:soft-page-break/><text:s text:c="8"/>a.eat(“<text:span text:style-name="T1">mice”</text:span>);</text:p>
      <text:p text:style-name="P3"><text:s text:c="4"/>}</text:p>
      <text:p text:style-name="P3"><text:span text:style-name="Source_20_Text">}</text:span></text:p>
      <text:p text:style-name="P3"><text:span text:style-name="Source_20_Text"><text:span text:style-name="T1">Ans: Lion eats mice!</text:span></text:span></text:p>
      <text:p text:style-name="P4"><text:span text:style-name="Source_20_Text"/></text:p>
      <text:list text:style-name="L8">
        <text:list-item>
          <text:p text:style-name="P20"><text:span text:style-name="Source_20_Text">a is declared as Lion type.</text:span></text:p>
        </text:list-item>
        <text:list-item>
          <text:p text:style-name="P19"><text:span text:style-name="Source_20_Text">Lion</text:span> has a <text:span text:style-name="Strong_20_Emphasis">public method</text:span> <text:span text:style-name="Source_20_Text">eat(String x)</text:span>.</text:p>
        </text:list-item>
      </text:list>
      <text:list text:style-name="L9">
        <text:list-item>
          <text:p text:style-name="P21">So <text:span text:style-name="Source_20_Text">a.eat("mice")</text:span> calls <text:span text:style-name="Source_20_Text">Lion</text:span>'s <text:span text:style-name="Source_20_Text">eat(String)</text:span> method.</text:p>
        </text:list-item>
      </text:list>
      <text:list text:style-name="L10">
        <text:list-item>
          <text:p text:style-name="P22">The <text:span text:style-name="Source_20_Text">private eat()</text:span> method in <text:span text:style-name="Source_20_Text">Animal</text:span> is <text:span text:style-name="Strong_20_Emphasis">not visible</text:span> to <text:span text:style-name="Source_20_Text">Lion</text:span> or outside <text:span text:style-name="Source_20_Text">Animal</text:span>.</text:p>
        </text:list-item>
      </text:list>
      <text:list text:style-name="L11">
        <text:list-item>
          <text:p text:style-name="P23">There's no overriding or conflict here because <text:span text:style-name="Source_20_Text">eat(String)</text:span> is completely new in <text:span text:style-name="Source_20_Text">Lion</text:span>.</text:p>
        </text:list-item>
      </text:list>
      <text:p text:style-name="P3"><text:span text:style-name="Source_20_Text"/></text:p>
      <text:p text:style-name="P3"><text:span text:style-name="Source_20_Text"><text:span text:style-name="T1">Qn: 3</text:span></text:span></text:p>
      <text:p text:style-name="P3"><text:span text:style-name="Source_20_Text">class Animal { </text:span></text:p>
      <text:p text:style-name="P3"><text:span text:style-name="Source_20_Text">public void eat() { </text:span></text:p>
      <text:p text:style-name="P3"><text:span text:style-name="Source_20_Text">System.out.println("Animal eats"); } </text:span></text:p>
      <text:p text:style-name="P3"><text:span text:style-name="Source_20_Text">} </text:span></text:p>
      <text:p text:style-name="P3"><text:span text:style-name="Source_20_Text">class Lion extends Animal { </text:span></text:p>
      <text:p text:style-name="P3"><text:span text:style-name="Source_20_Text">protected void eat() { </text:span></text:p>
      <text:p text:style-name="P3"><text:span text:style-name="Source_20_Text">System.out.println("Lion eats meat"); } </text:span></text:p>
      <text:p text:style-name="P3"><text:span text:style-name="Source_20_Text">} </text:span></text:p>
      <text:p text:style-name="P3"><text:span text:style-name="Source_20_Text"/></text:p>
      <text:p text:style-name="P3"><text:span text:style-name="Source_20_Text"><text:span text:style-name="T1">Ans: Compiler Error</text:span></text:span></text:p>
      <text:p text:style-name="P3"><text:span text:style-name="Source_20_Text"/></text:p>
      <text:p text:style-name="P4"><text:span text:style-name="Source_20_Text">In Java:</text:span></text:p>
      <text:list text:style-name="L12">
        <text:list-item>
          <text:p text:style-name="P24">The <text:span text:style-name="Source_20_Text">eat()</text:span> method in class <text:span text:style-name="Source_20_Text">Animal</text:span> is declared as <text:span text:style-name="Strong_20_Emphasis">public</text:span>.</text:p>
        </text:list-item>
        <text:list-item>
          <text:p text:style-name="P24">In class <text:span text:style-name="Source_20_Text">Lion</text:span>, you are overriding <text:span text:style-name="Source_20_Text">eat()</text:span> but changing it to <text:span text:style-name="Strong_20_Emphasis">protected</text:span>.</text:p>
        </text:list-item>
      </text:list>
      <text:p text:style-name="Text_20_body">When overriding a method in Java:</text:p>
      <text:list text:style-name="L13">
        <text:list-item>
          <text:p text:style-name="P25">You <text:span text:style-name="Strong_20_Emphasis">cannot reduce</text:span> the access level.</text:p>
        </text:list-item>
        <text:list-item>
          <text:p text:style-name="P25">You can keep it the same (<text:span text:style-name="Source_20_Text">public</text:span>) or make it more accessible, but not less</text:p>
        </text:list-item>
      </text:list>
      <text:p text:style-name="P3"><text:span text:style-name="Source_20_Text"/></text:p>
      <text:p text:style-name="P3"><text:span text:style-name="Source_20_Text"><text:span text:style-name="T1">Qn: 4</text:span></text:span></text:p>
      <text:p text:style-name="P3">class Animal {</text:p>
      <text:p text:style-name="P3"><text:s text:c="4"/>void eat()<text:span text:style-name="T1">throws Exception</text:span> {</text:p>
      <text:p text:style-name="P3"><text:s text:c="8"/>System.out.println("Animal eats!");</text:p>
      <text:p text:style-name="P3"><text:s text:c="4"/>}</text:p>
      <text:p text:style-name="P3">}</text:p>
      <text:p text:style-name="P3">class Lion extends Animal {</text:p>
      <text:p text:style-name="P3"><text:s text:c="4"/>public void eat() {</text:p>
      <text:p text:style-name="P3"><text:s text:c="8"/>System.out.println("Lion eats!");</text:p>
      <text:p text:style-name="P3"><text:s text:c="4"/>}</text:p>
      <text:p text:style-name="P3">}</text:p>
      <text:p text:style-name="P3">public class AnimalDemo {</text:p>
      <text:p text:style-name="P3"><text:s text:c="4"/>public static void main(String[] args) {</text:p>
      <text:p text:style-name="P3"><text:s text:c="8"/>Animal a = new Lion();</text:p>
      <text:p text:style-name="P3"><text:soft-page-break/><text:s text:c="8"/>a.eat();</text:p>
      <text:p text:style-name="P3"><text:s text:c="4"/>}</text:p>
      <text:p text:style-name="P3"><text:span text:style-name="Source_20_Text">}</text:span></text:p>
      <text:p text:style-name="P3"><text:span text:style-name="Source_20_Text"><text:span text:style-name="T1">Ans : Compiler error</text:span></text:span></text:p>
      <text:p text:style-name="P3"><text:span text:style-name="Source_20_Text"/></text:p>
      <text:p text:style-name="P3"><text:span text:style-name="Source_20_Text">This means </text:span><text:span text:style-name="Source_20_Text"><text:span text:style-name="Strong_20_Emphasis">any call to eat() using an </text:span></text:span><text:span text:style-name="Strong_20_Emphasis"><text:span text:style-name="Source_20_Text">Animal</text:span></text:span><text:span text:style-name="Source_20_Text"><text:span text:style-name="Strong_20_Emphasis"> reference must handle or declare the checked exception</text:span></text:span><text:span text:style-name="Source_20_Text">.</text:span></text:p>
      <text:p text:style-name="P3"><text:span text:style-name="Source_20_Text"/></text:p>
      <text:p text:style-name="P3"><text:span text:style-name="Source_20_Text"><text:span text:style-name="T1">Crt: </text:span></text:span></text:p>
      <text:p text:style-name="P3"><text:span text:style-name="Source_20_Text">public static void main(String[] args) {<text:line-break/>Animal a = new Lion();<text:line-break/>try {<text:line-break/>a.eat();<text:line-break/>} catch (Exception e) {<text:line-break/>e.printStackTrace();<text:line-break/>}<text:line-break/>}</text:span></text:p>
      <text:p text:style-name="P3"><text:span text:style-name="Source_20_Text"/></text:p>
      <text:p text:style-name="P3"><text:span text:style-name="Source_20_Text"><text:span text:style-name="T1">Qn: 5</text:span></text:span></text:p>
      <text:p text:style-name="P3"><text:span text:style-name="Source_20_Text">class Animal { </text:span></text:p>
      <text:p text:style-name="P3"><text:span text:style-name="Source_20_Text">void eat() { </text:span></text:p>
      <text:p text:style-name="P3"><text:span text:style-name="Source_20_Text">System.out.println("Animal eats"); </text:span></text:p>
      <text:p text:style-name="P3"><text:span text:style-name="Source_20_Text">} </text:span></text:p>
      <text:p text:style-name="P3"><text:span text:style-name="Source_20_Text">} </text:span></text:p>
      <text:p text:style-name="P3"><text:span text:style-name="Source_20_Text">class Lion extends Animal { </text:span></text:p>
      <text:p text:style-name="P3"><text:span text:style-name="Source_20_Text">public void eat()throws java.io.IOException { </text:span></text:p>
      <text:p text:style-name="P3"><text:span text:style-name="Source_20_Text">System.out.println("Lion eats meat"); </text:span></text:p>
      <text:p text:style-name="P3"><text:span text:style-name="Source_20_Text">} </text:span></text:p>
      <text:p text:style-name="P3"><text:span text:style-name="Source_20_Text">} </text:span></text:p>
      <text:p text:style-name="P3"><text:span text:style-name="Source_20_Text">class Main { </text:span></text:p>
      <text:p text:style-name="P3"><text:span text:style-name="Source_20_Text">public static void main(String[] args) { </text:span></text:p>
      <text:p text:style-name="P3"><text:span text:style-name="Source_20_Text">Animal a = new Lion(); </text:span></text:p>
      <text:p text:style-name="P3"><text:span text:style-name="Source_20_Text">a.eat(); </text:span></text:p>
      <text:p text:style-name="P3"><text:span text:style-name="Source_20_Text">} </text:span></text:p>
      <text:p text:style-name="P3"><text:span text:style-name="Source_20_Text">}</text:span></text:p>
      <text:p text:style-name="P3"><text:span text:style-name="Source_20_Text"/></text:p>
      <text:p text:style-name="P3"><text:span text:style-name="Source_20_Text"><text:span text:style-name="T1">Ans: compiler error</text:span></text:span></text:p>
      <text:p text:style-name="P3"><text:span text:style-name="Source_20_Text"/></text:p>
      <text:p text:style-name="P3"><text:span text:style-name="Source_20_Text"><text:span text:style-name="T1">Parent NOT declare any checked exception. </text:span></text:span><text:span text:style-name="Source_20_Text">When overriding, a child method </text:span><text:span text:style-name="Source_20_Text"><text:span text:style-name="Strong_20_Emphasis">cannot introduce new or broader checked exceptions</text:span></text:span><text:span text:style-name="Source_20_Text"> if the parent method does not declare them.</text:span></text:p>
      <text:p text:style-name="P3"><text:span text:style-name="Source_20_Text"/></text:p>
      <text:p text:style-name="P4"><text:span text:style-name="Source_20_Text">When overriding a method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ent Method</text:p>
            </table:table-cell>
            <table:table-cell table:style-name="Table1.A1" office:value-type="string">
              <text:p text:style-name="Table_20_Heading">Child Method Allowed?</text:p>
            </table:table-cell>
          </table:table-row>
        </table:table-header-rows>
        <table:table-row>
          <table:table-cell table:style-name="Table1.A1" office:value-type="string">
            <text:p text:style-name="Table_20_Contents">No exception</text:p>
          </table:table-cell>
          <table:table-cell table:style-name="Table1.A1" office:value-type="string">
            <text:p text:style-name="Table_20_Contents">❌ Cannot throw checked exception</text:p>
          </table:table-cell>
        </table:table-row>
        <table:table-row>
          <table:table-cell table:style-name="Table1.A1" office:value-type="string">
            <text:p text:style-name="Table_20_Contents">Throws Exception</text:p>
          </table:table-cell>
          <table:table-cell table:style-name="Table1.A1" office:value-type="string">
            <text:p text:style-name="Table_20_Contents">✅ Can throw same or narrower</text:p>
          </table:table-cell>
        </table:table-row>
        <table:table-row>
          <table:table-cell table:style-name="Table1.A1" office:value-type="string">
            <text:p text:style-name="Table_20_Contents">Throws IOException</text:p>
          </table:table-cell>
          <table:table-cell table:style-name="Table1.A1" office:value-type="string">
            <text:p text:style-name="Table_20_Contents">✅ Can throw IOException or subclass</text:p>
          </table:table-cell>
        </table:table-row>
        <table:table-row>
          <table:table-cell table:style-name="Table1.A1" office:value-type="string">
            <text:p text:style-name="Table_20_Contents">Throws IOException</text:p>
          </table:table-cell>
          <table:table-cell table:style-name="Table1.A1" office:value-type="string">
            <text:p text:style-name="Table_20_Contents">❌ Cannot throw Exception (broader)</text:p>
          </table:table-cell>
        </table:table-row>
      </table:table>
      <text:p text:style-name="P3"><text:span text:style-name="Source_20_Text"/></text:p>
      <text:p text:style-name="P3"><text:span text:style-name="Source_20_Text"><text:span text:style-name="T1">Option 1 : remove </text:span></text:span><text:span text:style-name="Source_20_Text"><text:span text:style-name="T2">exception</text:span></text:span></text:p>
      <text:p text:style-name="P5"><text:soft-page-break/><text:span text:style-name="Source_20_Text"><text:span text:style-name="T2">Option 2: Declare exception in parent also then must handle it in main.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2">Qn: 6</text:span></text:span></text:p>
      <text:p text:style-name="P5"><text:span text:style-name="Source_20_Text">class Animal { </text:span></text:p>
      <text:p text:style-name="P5"><text:span text:style-name="Source_20_Text">void eat()throws java.io.IOException { </text:span></text:p>
      <text:p text:style-name="P5"><text:span text:style-name="Source_20_Text">System.out.println("Animal eats"); </text:span></text:p>
      <text:p text:style-name="P5"><text:span text:style-name="Source_20_Text">} </text:span></text:p>
      <text:p text:style-name="P5"><text:span text:style-name="Source_20_Text">} </text:span></text:p>
      <text:p text:style-name="P5"><text:span text:style-name="Source_20_Text">class Lion extends Animal { </text:span></text:p>
      <text:p text:style-name="P6"><text:span text:style-name="Source_20_Text">public void eat()throws java.io.FileNotFoundException { System.out.println("Lion eats meat"); </text:span></text:p>
      <text:p text:style-name="P6"><text:span text:style-name="Source_20_Text">} </text:span></text:p>
      <text:p text:style-name="P6"><text:span text:style-name="Source_20_Text">} </text:span></text:p>
      <text:p text:style-name="P6"><text:span text:style-name="Source_20_Text">class Main { </text:span></text:p>
      <text:p text:style-name="P6"><text:span text:style-name="Source_20_Text">public static void main(String[] args) { </text:span></text:p>
      <text:p text:style-name="P6"><text:span text:style-name="Source_20_Text">Animal a = new Lion(); </text:span></text:p>
      <text:p text:style-name="P6"><text:span text:style-name="Source_20_Text">a.eat(); </text:span></text:p>
      <text:p text:style-name="P6"><text:span text:style-name="Source_20_Text">} </text:span></text:p>
      <text:p text:style-name="P6"><text:span text:style-name="Source_20_Text">}</text:span></text:p>
      <text:p text:style-name="P6"><text:span text:style-name="Source_20_Text"/></text:p>
      <text:p text:style-name="P7"><text:span text:style-name="Source_20_Text">This is ✅ </text:span><text:span text:style-name="Source_20_Text"><text:span text:style-name="Strong_20_Emphasis">VALID</text:span></text:span><text:span text:style-name="Source_20_Text"> because:</text:span></text:p>
      <text:list text:style-name="L14">
        <text:list-item>
          <text:p text:style-name="P26"><text:span text:style-name="Source_20_Text">FileNotFoundException</text:span> is a <text:span text:style-name="Strong_20_Emphasis">subclass</text:span> of <text:span text:style-name="Source_20_Text">IOException</text:span></text:p>
        </text:list-item>
        <text:list-item>
          <text:p text:style-name="P26">When overriding, the child can throw a <text:span text:style-name="Strong_20_Emphasis">narrower (subclass) checked exception</text:span></text:p>
        </text:list-item>
      </text:list>
      <text:p text:style-name="Text_20_body">So <text:span text:style-name="Strong_20_Emphasis">no error in overriding</text:span> 👍</text:p>
      <text:p text:style-name="P6"><text:span text:style-name="Source_20_Text"><text:span text:style-name="T3">BUT,</text:span></text:span></text:p>
      <text:p text:style-name="P7"><text:span text:style-name="Source_20_Text">main() must:</text:span></text:p>
      <text:list text:style-name="L15">
        <text:list-item>
          <text:p text:style-name="P27">Catch the exception<text:line-break/>OR</text:p>
        </text:list-item>
        <text:list-item>
          <text:p text:style-name="P27">Declare <text:span text:style-name="Source_20_Text">throws IOException</text:span></text:p>
        </text:list-item>
      </text:list>
      <text:p text:style-name="P7"><text:span text:style-name="Source_20_Text"><text:span text:style-name="T3">Ans:</text:span></text:span></text:p>
      <text:p text:style-name="P7"><text:span text:style-name="Source_20_Text">✔ Overriding → </text:span><text:span text:style-name="Source_20_Text"><text:span text:style-name="Strong_20_Emphasis">Valid</text:span></text:span><text:span text:style-name="Source_20_Text"><text:line-break/>❌ Error type → </text:span><text:span text:style-name="Source_20_Text"><text:span text:style-name="Strong_20_Emphasis">Compile-time error: Unhandled exception type IOException</text:span></text:span></text:p>
      <text:p text:style-name="P7"><text:span text:style-name="Strong_20_Emphasis"><text:span text:style-name="T3">Qn: 6</text:span></text:span></text:p>
      <text:p text:style-name="P6"><text:span text:style-name="Strong_20_Emphasis"><text:span text:style-name="T4">class Animal { </text:span></text:span></text:p>
      <text:p text:style-name="P6"><text:span text:style-name="Strong_20_Emphasis"><text:span text:style-name="T4">void eat(){ </text:span></text:span></text:p>
      <text:p text:style-name="P6"><text:span text:style-name="Strong_20_Emphasis"><text:span text:style-name="T4">System.out.println("Animal eats");</text:span></text:span></text:p>
      <text:p text:style-name="P6"><text:span text:style-name="Strong_20_Emphasis"><text:span text:style-name="T4">} </text:span></text:span></text:p>
      <text:p text:style-name="P6"><text:span text:style-name="Strong_20_Emphasis"><text:span text:style-name="T4">} </text:span></text:span></text:p>
      <text:p text:style-name="P6"><text:span text:style-name="Strong_20_Emphasis"><text:span text:style-name="T4">class Lion extends Animal { </text:span></text:span></text:p>
      <text:p text:style-name="P6"><text:span text:style-name="Strong_20_Emphasis"><text:span text:style-name="T4">public void eat()throws java.io.FileNotFoundException { </text:span></text:span></text:p>
      <text:p text:style-name="P6"><text:span text:style-name="Strong_20_Emphasis"><text:span text:style-name="T4">System.out.println("Lion eats meat"); </text:span></text:span></text:p>
      <text:p text:style-name="P6"><text:span text:style-name="Strong_20_Emphasis"><text:span text:style-name="T4">} </text:span></text:span></text:p>
      <text:p text:style-name="P6"><text:span text:style-name="Strong_20_Emphasis"><text:span text:style-name="T4">} </text:span></text:span></text:p>
      <text:p text:style-name="P6"><text:soft-page-break/><text:span text:style-name="Strong_20_Emphasis"><text:span text:style-name="T4">class Main { </text:span></text:span></text:p>
      <text:p text:style-name="P6"><text:span text:style-name="Strong_20_Emphasis"><text:span text:style-name="T4">public static void main(String[] args)throws Exception { </text:span></text:span></text:p>
      <text:p text:style-name="P6"><text:span text:style-name="Strong_20_Emphasis"><text:span text:style-name="T4">Animal a = new Lion(); </text:span></text:span></text:p>
      <text:p text:style-name="P6"><text:span text:style-name="Strong_20_Emphasis"><text:span text:style-name="T4">a.eat(); } }</text:span></text:span></text:p>
      <text:p text:style-name="P7"><text:span text:style-name="Strong_20_Emphasis"><text:span text:style-name="T3">Ans: </text:span></text:span><text:span text:style-name="Strong_20_Emphasis">This code gives a compile-time error.</text:span></text:p>
      <text:p text:style-name="P7"><text:span text:style-name="Strong_20_Emphasis"><text:span text:style-name="T4">Parent method </text:span></text:span>does <text:span text:style-name="Strong_20_Emphasis">NOT</text:span> declare any checked exception.</text:p>
      <text:p text:style-name="P7"><text:span text:style-name="Strong_20_Emphasis"><text:span text:style-name="T5">Qn: 7</text:span></text:span></text:p>
      <text:p text:style-name="P7"><text:span text:style-name="Strong_20_Emphasis"><text:span text:style-name="T5">class Animal {</text:span></text:span></text:p>
      <text:p text:style-name="P7"><text:span text:style-name="Strong_20_Emphasis"><text:span text:style-name="T5"><text:s text:c="4"/>Animal(String s){</text:span></text:span></text:p>
      <text:p text:style-name="P7"><text:span text:style-name="Strong_20_Emphasis"><text:span text:style-name="T5"><text:s text:c="8"/>System.out.println("L");</text:span></text:span></text:p>
      <text:p text:style-name="P7"><text:span text:style-name="Strong_20_Emphasis"><text:span text:style-name="T5"><text:s text:c="4"/>}</text:span></text:span></text:p>
      <text:p text:style-name="P7"><text:span text:style-name="Strong_20_Emphasis"><text:span text:style-name="T5">}</text:span></text:span></text:p>
      <text:p text:style-name="P7"><text:span text:style-name="Strong_20_Emphasis"><text:span text:style-name="T5">class Lion extends Animal {</text:span></text:span></text:p>
      <text:p text:style-name="P7"><text:span text:style-name="Strong_20_Emphasis"><text:span text:style-name="T5"><text:s text:c="4"/>Lion(String s){</text:span></text:span></text:p>
      <text:p text:style-name="P7"><text:span text:style-name="Strong_20_Emphasis"><text:span text:style-name="T5"><text:s text:c="8"/>System.out.println("A");</text:span></text:span></text:p>
      <text:p text:style-name="P7"><text:span text:style-name="Strong_20_Emphasis"><text:span text:style-name="T5"><text:s text:c="4"/>}</text:span></text:span></text:p>
      <text:p text:style-name="P7"><text:span text:style-name="Strong_20_Emphasis"><text:span text:style-name="T5">}</text:span></text:span></text:p>
      <text:p text:style-name="P7"><text:span text:style-name="Strong_20_Emphasis"><text:span text:style-name="T5">public class AnimalDemo {</text:span></text:span></text:p>
      <text:p text:style-name="P7"><text:span text:style-name="Strong_20_Emphasis"><text:span text:style-name="T5"><text:s text:c="4"/>public static void main(String[] args) throws Exception {</text:span></text:span></text:p>
      <text:p text:style-name="P7"><text:span text:style-name="Strong_20_Emphasis"><text:span text:style-name="T5"><text:s text:c="8"/>Animal a = new Lion("B");</text:span></text:span></text:p>
      <text:p text:style-name="P7"><text:span text:style-name="Strong_20_Emphasis"><text:span text:style-name="T5"><text:s text:c="4"/>}</text:span></text:span></text:p>
      <text:p text:style-name="P7"><text:span text:style-name="Strong_20_Emphasis"><text:span text:style-name="T5">}</text:span></text:span></text:p>
      <text:p text:style-name="P7"><text:span text:style-name="Strong_20_Emphasis"><text:span text:style-name="T3">Constructor chaining</text:span></text:span><text:span text:style-name="Strong_20_Emphasis"><text:span text:style-name="T5">:<text:line-break/>When a subclass constructor is called, it must first invoke the superclass constructor, either explicitly with </text:span></text:span><text:span text:style-name="Strong_20_Emphasis"><text:span text:style-name="Source_20_Text"><text:span text:style-name="T5">super(...)</text:span></text:span></text:span><text:span text:style-name="Strong_20_Emphasis"><text:span text:style-name="T5"> or implicitly by the compiler inserting </text:span></text:span><text:span text:style-name="Strong_20_Emphasis"><text:span text:style-name="Source_20_Text"><text:span text:style-name="T5">super()</text:span></text:span></text:span><text:span text:style-name="Strong_20_Emphasis"><text:span text:style-name="T5">.</text:span></text:span></text:p>
      <text:list text:style-name="L16">
        <text:list-item>
          <text:p text:style-name="P29"><text:span text:style-name="Strong_20_Emphasis">Does </text:span><text:span text:style-name="Strong_20_Emphasis"><text:span text:style-name="Source_20_Text">Animal</text:span></text:span><text:span text:style-name="Strong_20_Emphasis"> have a no-argument constructor?</text:span><text:line-break/>No. The only constructor is: Animal(String s) { ... }</text:p>
          <text:p text:style-name="P28">So there is <text:span text:style-name="Strong_20_Emphasis">no default no-arg constructor</text:span>.</text:p>
        </text:list-item>
        <text:list-item>
          <text:p text:style-name="P28"><text:span text:style-name="Strong_20_Emphasis">What happens in </text:span><text:span text:style-name="Strong_20_Emphasis"><text:span text:style-name="Source_20_Text">Lion</text:span></text:span><text:span text:style-name="Strong_20_Emphasis"> constructor?</text:span><text:line-break/><text:span text:style-name="Source_20_Text">Lion(String s)</text:span> does <text:span text:style-name="Strong_20_Emphasis">not</text:span> explicitly call <text:span text:style-name="Source_20_Text">super(s)</text:span> or any other <text:span text:style-name="Source_20_Text">super(...)</text:span> constructor.</text:p>
        </text:list-item>
        <text:list-item>
          <text:p text:style-name="P28"><text:span text:style-name="Strong_20_Emphasis">Default behavior of constructor</text:span>:<text:line-break/>If the constructor does not call <text:span text:style-name="Source_20_Text">super(...)</text:span> explicitly, the compiler inserts a call to <text:span text:style-name="Source_20_Text">super()</text:span> (no-arg constructor).</text:p>
        </text:list-item>
        <text:list-item>
          <text:p text:style-name="P28"><text:soft-page-break/><text:span text:style-name="Strong_20_Emphasis">Error emerges here</text:span>:<text:line-break/>Since <text:span text:style-name="Source_20_Text">Animal</text:span> has no no-arg constructor, the call to <text:span text:style-name="Source_20_Text">super()</text:span> inside <text:span text:style-name="Source_20_Text">Lion(String s)</text:span> is invalid.</text:p>
        </text:list-item>
      </text:list>
      <text:p text:style-name="Text_20_body"/>
      <text:h text:style-name="Heading_20_3" text:outline-level="3">What error will the compiler give?</text:h>
      <text:list text:style-name="L17">
        <text:list-item>
          <text:p text:style-name="P30"><text:span text:style-name="Source_20_Text">Constructor call must be the first statement in a constructor</text:span></text:p>
          <text:p text:style-name="P30"><text:span text:style-name="Strong_20_Emphasis">OR</text:span></text:p>
        </text:list-item>
        <text:list-item>
          <text:p text:style-name="P30"><text:span text:style-name="Source_20_Text">Implicit super constructor Animal() is undefined. Must explicitly invoke another constructor</text:span></text:p>
        </text:list-item>
      </text:list>
      <text:p text:style-name="Text_20_body">This code will <text:span text:style-name="Strong_20_Emphasis">fail to compile</text:span> due to <text:span text:style-name="Strong_20_Emphasis">missing explicit call to superclass constructor with correct argument</text:span>.</text:p>
      <text:p text:style-name="P8">FIX:</text:p>
      <text:p text:style-name="P8">class Lion extends Animal {<text:line-break/> <text:s text:c="2"/>Lion(String s){<text:line-break/> <text:s text:c="6"/>super(s);<text:line-break/> <text:s text:c="6"/>System.out.println("A");<text:line-break/> <text:s text:c="2"/>}<text:line-break/>}</text:p>
      <text:p text:style-name="P7"><text:span text:style-name="Strong_20_Emphasis"><text:span text:style-name="T5"/></text:span></text:p>
      <text:p text:style-name="P10"><text:span text:style-name="Strong_20_Emphasis"><text:span text:style-name="T6">Why access modifiers are compiler error?</text:span></text:span></text:p>
      <text:p text:style-name="P10"><text:span text:style-name="Strong_20_Emphasis"><text:span text:style-name="T6">The reason this is a </text:span></text:span><text:span text:style-name="Strong_20_Emphasis"><text:span text:style-name="T11">Compiler Error</text:span></text:span><text:span text:style-name="Strong_20_Emphasis"><text:span text:style-name="T6"> (and not a Runtime Error) comes down to how the Java compiler protects the "contract" of your code.</text:span></text:span></text:p>
      <text:p text:style-name="Text_20_body">Think of the compiler as a <text:span text:style-name="T8">building inspector</text:span> who checks the blueprints before the house is even built. A runtime error is like something breaking <text:span text:style-name="T12">after</text:span> you’ve moved in.</text:p>
      <text:h text:style-name="Heading_20_3" text:outline-level="3">1. The "Contract" of Inheritance</text:h>
      <text:p text:style-name="Text_20_body">When you define <text:span text:style-name="Source_20_Text">public void eat()</text:span> in the <text:span text:style-name="Source_20_Text">Animal</text:span> class, you are making a legal contract with the rest of your program. You are saying:</text:p>
      <text:p text:style-name="Quotations"><text:span text:style-name="T12">"Any object that claims to be an </text:span><text:span text:style-name="T13">Animal</text:span><text:span text:style-name="T12"> is guaranteed to have a </text:span><text:span text:style-name="T13">public</text:span><text:span text:style-name="T12"> method called </text:span><text:span text:style-name="Source_20_Text"><text:span text:style-name="T12">eat()</text:span></text:span><text:span text:style-name="T12">."</text:span></text:p>
      <text:h text:style-name="Heading_20_3" text:outline-level="3">2. The Substitution Principle (Liskov)</text:h>
      <text:p text:style-name="Text_20_body">Because <text:span text:style-name="Source_20_Text">Lion</text:span> extends <text:span text:style-name="Source_20_Text">Animal</text:span>, a <text:span text:style-name="Source_20_Text">Lion</text:span> <text:span text:style-name="T8">is an</text:span> <text:span text:style-name="Source_20_Text">Animal</text:span>.</text:p>
      <text:p text:style-name="Text_20_body">In your <text:span text:style-name="Source_20_Text">Main</text:span> class, you wrote: <text:span text:style-name="Source_20_Text">Animal a = new Lion();</text:span></text:p>
      <text:p text:style-name="Text_20_body">The compiler looks at the reference <text:span text:style-name="Source_20_Text">a</text:span> and says, "Okay, <text:span text:style-name="Source_20_Text">a</text:span> is an <text:span text:style-name="Source_20_Text">Animal</text:span>, so I will allow the programmer to call <text:span text:style-name="Source_20_Text">a.eat()</text:span> because that method is <text:span text:style-name="T8">public</text:span> in the <text:span text:style-name="Source_20_Text">Animal</text:span> class."</text:p>
      <text:h text:style-name="Heading_20_3" text:outline-level="3"><text:soft-page-break/>3. Why the Compiler Blocks It</text:h>
      <text:p text:style-name="Text_20_body">If the compiler allowed <text:span text:style-name="Source_20_Text">Lion</text:span> to change <text:span text:style-name="Source_20_Text">eat()</text:span> to <text:span text:style-name="Source_20_Text">protected</text:span>:</text:p>
      <text:list text:style-name="L18">
        <text:list-item>
          <text:p text:style-name="P31">The <text:span text:style-name="Source_20_Text">Main</text:span> class (which might be in a different package) would try to call <text:span text:style-name="Source_20_Text">a.eat()</text:span>.</text:p>
        </text:list-item>
        <text:list-item>
          <text:p text:style-name="P31">The <text:span text:style-name="Source_20_Text">Animal</text:span> contract says "Yes, this is public!"</text:p>
        </text:list-item>
        <text:list-item>
          <text:p text:style-name="P31">But the actual <text:span text:style-name="Source_20_Text">Lion</text:span> object would say "No, this is protected! You don't have permission!"</text:p>
        </text:list-item>
      </text:list>
      <text:p text:style-name="Text_20_body">To prevent this "surprise" conflict from happening while the program is running, the <text:span text:style-name="T8">Compiler</text:span> checks the rules of overriding immediately. It sees that <text:span text:style-name="Source_20_Text">Lion</text:span> is trying to "break the contract" by making a public method more private.</text:p>
      <text:p text:style-name="Text_20_body"><text:span text:style-name="T8">It stops you right there</text:span> so you can't even finish building the program.</text:p>
      <text:p text:style-name="Horizontal_20_Line"/>
      <text:h text:style-name="Heading_20_3" text:outline-level="3">Comparison: Compiler vs. Runtime Error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Contents">Error Type</text:p>
            </table:table-cell>
            <table:table-cell table:style-name="Table2.A1" office:value-type="string">
              <text:p text:style-name="Table_20_Contents">When it happens</text:p>
            </table:table-cell>
            <table:table-cell table:style-name="Table2.A1" office:value-type="string">
              <text:p text:style-name="Table_20_Contents">Example in your code</text:p>
            </table:table-cell>
          </table:table-row>
        </table:table-header-rows>
        <table:table-row>
          <table:table-cell table:style-name="Table2.A1" office:value-type="string">
            <text:p text:style-name="P9">Compiler Error</text:p>
          </table:table-cell>
          <table:table-cell table:style-name="Table2.A1" office:value-type="string">
            <text:p text:style-name="Table_20_Contents">While writing/building the code.</text:p>
          </table:table-cell>
          <table:table-cell table:style-name="Table2.A1" office:value-type="string">
            <text:p text:style-name="Table_20_Contents"><text:span text:style-name="T8">Access Modifier Conflict:</text:span> You tried to make a <text:span text:style-name="Source_20_Text">public</text:span> method <text:span text:style-name="Source_20_Text">protected</text:span>.</text:p>
          </table:table-cell>
        </table:table-row>
        <table:table-row>
          <table:table-cell table:style-name="Table2.A1" office:value-type="string">
            <text:p text:style-name="P9">Runtime Error</text:p>
          </table:table-cell>
          <table:table-cell table:style-name="Table2.A1" office:value-type="string">
            <text:p text:style-name="Table_20_Contents">While the program is actually running.</text:p>
          </table:table-cell>
          <table:table-cell table:style-name="Table2.A1" office:value-type="string">
            <text:p text:style-name="Table_20_Contents"><text:span text:style-name="T8">NullPointerException:</text:span> If <text:span text:style-name="Source_20_Text">a</text:span> was <text:span text:style-name="Source_20_Text">null</text:span> and you tried to call <text:span text:style-name="Source_20_Text">a.eat()</text:span>.</text:p>
          </table:table-cell>
        </table:table-row>
      </table:table>
      <text:p text:style-name="P10"><text:span text:style-name="Strong_20_Emphasis"><text:span text:style-name="T6"/></text:span></text:p>
      <text:p text:style-name="P33"><text:span text:style-name="Strong_20_Emphasis"><text:span text:style-name="T7">Qn: 8</text:span></text:span></text:p>
      <text:p text:style-name="P11"><text:span text:style-name="Strong_20_Emphasis"><text:span text:style-name="T4">class Animal { </text:span></text:span></text:p>
      <text:p text:style-name="P11"><text:span text:style-name="Strong_20_Emphasis"><text:span text:style-name="T4">void eat(){ </text:span></text:span></text:p>
      <text:p text:style-name="P11"><text:span text:style-name="Strong_20_Emphasis"><text:span text:style-name="T4">System.out.println("Animal eats");</text:span></text:span></text:p>
      <text:p text:style-name="P11"><text:span text:style-name="Strong_20_Emphasis"><text:span text:style-name="T4">} </text:span></text:span></text:p>
      <text:p text:style-name="P11"><text:span text:style-name="Strong_20_Emphasis"><text:span text:style-name="T4">} </text:span></text:span></text:p>
      <text:p text:style-name="P11"><text:span text:style-name="Strong_20_Emphasis"><text:span text:style-name="T4">class Lion extends Animal { </text:span></text:span></text:p>
      <text:p text:style-name="P11"><text:span text:style-name="Strong_20_Emphasis"><text:span text:style-name="T4">public void eat(</text:span></text:span><text:span text:style-name="Strong_20_Emphasis"><text:span text:style-name="T7">int x</text:span></text:span><text:span text:style-name="Strong_20_Emphasis"><text:span text:style-name="T4">)throws java.io.FileNotFoundException { </text:span></text:span></text:p>
      <text:p text:style-name="P11"><text:span text:style-name="Strong_20_Emphasis"><text:span text:style-name="T4">System.out.println("Lion eats meat"); </text:span></text:span></text:p>
      <text:p text:style-name="P11"><text:span text:style-name="Strong_20_Emphasis"><text:span text:style-name="T4">} </text:span></text:span></text:p>
      <text:p text:style-name="P11"><text:span text:style-name="Strong_20_Emphasis"><text:span text:style-name="T4">} </text:span></text:span></text:p>
      <text:p text:style-name="P11"><text:span text:style-name="Strong_20_Emphasis"><text:span text:style-name="T4">class Main { </text:span></text:span></text:p>
      <text:p text:style-name="P11"><text:span text:style-name="Strong_20_Emphasis"><text:span text:style-name="T4">public static void main(String[] args)throws Exception { </text:span></text:span></text:p>
      <text:p text:style-name="P11"><text:span text:style-name="Strong_20_Emphasis"><text:span text:style-name="T4">Animal a = new Lion(); </text:span></text:span></text:p>
      <text:p text:style-name="P11"><text:span text:style-name="Strong_20_Emphasis"><text:span text:style-name="T7">a.eat(); } </text:span></text:span></text:p>
      <text:p text:style-name="P11"><text:span text:style-name="Strong_20_Emphasis"><text:span text:style-name="T7">}</text:span></text:span></text:p>
      <text:p text:style-name="P11"><text:span text:style-name="Strong_20_Emphasis"><text:span text:style-name="T7"/></text:span></text:p>
      <text:p text:style-name="P11"><text:span text:style-name="Strong_20_Emphasis"><text:span text:style-name="T7">Ans: Animal eats</text:span></text:span></text:p>
      <text:p text:style-name="P11"><text:span text:style-name="Strong_20_Emphasis"><text:span text:style-name="T7"/></text:span></text:p>
      <text:p text:style-name="P11"><text:span text:style-name="Strong_20_Emphasis"><text:span text:style-name="T7">override not happened here. So lion object is called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7:30:45.999513767</meta:creation-date>
    <dc:date>2026-02-24T10:44:53.819894752</dc:date>
    <meta:editing-duration>PT26M55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7" meta:paragraph-count="235" meta:word-count="1275" meta:character-count="7960" meta:non-whitespace-character-count="6608"/>
  </office:meta>
</office:document-meta>
</file>